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F" svg:font-family="" style:font-family-generic="roman"/>
    <style:font-face style:name="Liberation Serif1" svg:font-family="'Liberation Serif'" style:font-family-generic="roman"/>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justify" style:justify-single-word="false"/>
      <style:text-properties fo:color="#000000" style:font-name="Liberation Serif" fo:font-size="12pt" fo:language="es" fo:country="MX" fo:font-weight="normal" fo:background-color="#fafbfc" style:font-size-asian="12pt" style:font-size-complex="12pt"/>
    </style:style>
    <style:style style:name="P2" style:family="paragraph" style:parent-style-name="Standard">
      <style:paragraph-properties fo:line-height="200%" fo:text-align="justify" style:justify-single-word="false"/>
      <style:text-properties fo:color="#000000" style:font-name="Liberation Serif" fo:font-size="12pt" fo:language="es" fo:country="MX" style:font-size-asian="12pt" style:font-size-complex="12pt"/>
    </style:style>
    <style:style style:name="P3" style:family="paragraph" style:parent-style-name="Standard">
      <style:paragraph-properties style:line-height-at-least="0.1811in" fo:text-align="justify" style:justify-single-word="false"/>
      <style:text-properties fo:color="#000000" style:font-name="Liberation Serif" fo:font-size="11pt" fo:language="es" fo:country="MX" fo:font-weight="normal" officeooo:paragraph-rsid="001f5bbf" fo:background-color="#fafbfc" style:font-size-asian="11pt" style:font-size-complex="11pt"/>
    </style:style>
    <style:style style:name="P4" style:family="paragraph" style:parent-style-name="Standard">
      <style:paragraph-properties fo:margin-top="0in" fo:margin-bottom="0.1965in" loext:contextual-spacing="false" fo:line-height="200%" fo:text-align="justify" style:justify-single-word="false"/>
      <style:text-properties fo:color="#000000" style:font-name="Liberation Serif" fo:font-size="12pt" fo:language="es" fo:country="MX" fo:font-weight="normal" fo:background-color="#fafbfc" style:font-size-asian="12pt" style:font-size-complex="12pt"/>
    </style:style>
    <style:style style:name="P5" style:family="paragraph" style:parent-style-name="Footnote">
      <style:text-properties officeooo:paragraph-rsid="002c84e2"/>
    </style:style>
    <style:style style:name="P6" style:family="paragraph" style:parent-style-name="Footnote">
      <style:paragraph-properties fo:margin-left="0in" fo:margin-right="0in" fo:text-indent="0in" style:auto-text-indent="false"/>
      <style:text-properties fo:font-size="11pt" officeooo:rsid="002f7c46" officeooo:paragraph-rsid="002f7c46" style:font-size-asian="11pt" style:font-size-complex="11pt"/>
    </style:style>
    <style:style style:name="P7" style:family="paragraph" style:parent-style-name="Standard">
      <style:paragraph-properties fo:line-height="200%" fo:text-align="justify" style:justify-single-word="false"/>
      <style:text-properties fo:color="#000000" style:font-name="Liberation Serif" fo:font-size="12pt" fo:language="es" fo:country="MX" fo:font-weight="normal" fo:background-color="#fafbfc" style:font-size-asian="12pt" style:font-size-complex="12pt"/>
    </style:style>
    <style:style style:name="P8" style:family="paragraph" style:parent-style-name="Standard">
      <style:paragraph-properties fo:line-height="200%" fo:text-align="start" style:justify-single-word="false"/>
      <style:text-properties fo:color="#000000" style:font-name="Liberation Serif" fo:font-size="12pt" fo:language="es" fo:country="MX" fo:font-weight="normal" officeooo:paragraph-rsid="00327699" fo:background-color="#fafbfc" style:font-size-asian="12pt" style:font-size-complex="12pt"/>
    </style:style>
    <style:style style:name="P9" style:family="paragraph" style:parent-style-name="Standard">
      <style:paragraph-properties fo:line-height="200%" fo:text-align="center" style:justify-single-word="false"/>
      <style:text-properties fo:color="#000000" style:font-name="Liberation Serif" fo:font-size="12pt" fo:language="es" fo:country="MX" fo:font-weight="normal" officeooo:rsid="0025952d" officeooo:paragraph-rsid="0025952d" fo:background-color="#fafbfc" style:font-size-asian="12pt" style:font-size-complex="12pt"/>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line-height="200%" fo:text-align="justify" style:justify-single-word="false"/>
      <style:text-properties officeooo:paragraph-rsid="003cdb53"/>
    </style:style>
    <style:style style:name="P12" style:family="paragraph">
      <style:paragraph-properties fo:line-height="200%" fo:text-align="justify"/>
      <style:text-properties fo:color="#000000" style:font-name="F" fo:font-size="12pt" fo:language="es" fo:country="MX"/>
    </style:style>
    <style:style style:name="T1" style:family="text">
      <style:text-properties fo:font-style="italic"/>
    </style:style>
    <style:style style:name="T2" style:family="text">
      <style:text-properties officeooo:rsid="0022fc43"/>
    </style:style>
    <style:style style:name="T3" style:family="text">
      <style:text-properties officeooo:rsid="0025952d"/>
    </style:style>
    <style:style style:name="T4" style:family="text">
      <style:text-properties fo:color="#000000" style:font-name="Liberation Serif" fo:font-size="12pt" fo:language="es" fo:country="MX" fo:font-weight="normal" fo:background-color="#fafbfc" loext:char-shading-value="0" style:font-size-asian="12pt" style:font-size-complex="12pt"/>
    </style:style>
    <style:style style:name="T5" style:family="text">
      <style:text-properties fo:color="#000000" style:font-name="Liberation Serif" fo:font-size="12pt" fo:language="es" fo:country="MX" fo:font-weight="normal" officeooo:rsid="00276fef" fo:background-color="#fafbfc" loext:char-shading-value="0" style:font-size-asian="12pt" style:font-size-complex="12pt"/>
    </style:style>
    <style:style style:name="T6" style:family="text">
      <style:text-properties fo:color="#000000" style:font-name="Liberation Serif" fo:font-size="12pt" fo:language="es" fo:country="MX" fo:font-weight="normal" officeooo:rsid="00290613" fo:background-color="#fafbfc" loext:char-shading-value="0" style:font-size-asian="12pt" style:font-size-complex="12pt"/>
    </style:style>
    <style:style style:name="T7" style:family="text">
      <style:text-properties fo:color="#000000" style:font-name="Liberation Serif" fo:font-size="12pt" fo:language="es" fo:country="MX" fo:font-weight="normal" officeooo:rsid="00304471" fo:background-color="#fafbfc" loext:char-shading-value="0" style:font-size-asian="12pt" style:font-size-complex="12pt"/>
    </style:style>
    <style:style style:name="T8" style:family="text">
      <style:text-properties fo:color="#000000" style:font-name="Liberation Serif" fo:font-size="12pt" fo:language="es" fo:country="MX" fo:font-weight="normal" officeooo:rsid="00294c5f" fo:background-color="#fafbfc" loext:char-shading-value="0" style:font-size-asian="12pt" style:font-size-complex="12pt"/>
    </style:style>
    <style:style style:name="T9" style:family="text">
      <style:text-properties fo:color="#000000" style:font-name="Liberation Serif" fo:font-size="12pt" fo:language="es" fo:country="MX" fo:font-weight="normal" officeooo:rsid="00313a08" fo:background-color="#fafbfc" loext:char-shading-value="0" style:font-size-asian="12pt" style:font-size-complex="12pt"/>
    </style:style>
    <style:style style:name="T10" style:family="text">
      <style:text-properties fo:color="#000000" style:font-name="Liberation Serif" fo:font-size="12pt" fo:language="es" fo:country="MX" fo:font-weight="normal" officeooo:rsid="00327699" fo:background-color="#fafbfc" loext:char-shading-value="0" style:font-size-asian="12pt" style:font-size-complex="12pt"/>
    </style:style>
    <style:style style:name="T11" style:family="text">
      <style:text-properties fo:color="#000000" style:font-name="Liberation Serif" fo:font-size="12pt" fo:language="es" fo:country="MX" fo:font-weight="normal" officeooo:rsid="003398b0" fo:background-color="#fafbfc" loext:char-shading-value="0" style:font-size-asian="12pt" style:font-size-complex="12pt"/>
    </style:style>
    <style:style style:name="T12" style:family="text">
      <style:text-properties fo:color="#000000" style:font-name="Liberation Serif" fo:font-size="12pt" fo:language="es" fo:country="MX" fo:font-weight="normal" officeooo:rsid="0034d60a" fo:background-color="#fafbfc" loext:char-shading-value="0" style:font-size-asian="12pt" style:font-size-complex="12pt"/>
    </style:style>
    <style:style style:name="T13" style:family="text">
      <style:text-properties fo:color="#000000" style:font-name="Liberation Serif" fo:font-size="12pt" fo:language="es" fo:country="MX" fo:font-weight="normal" officeooo:rsid="0034e5c7" fo:background-color="#fafbfc" loext:char-shading-value="0" style:font-size-asian="12pt" style:font-size-complex="12pt"/>
    </style:style>
    <style:style style:name="T14" style:family="text">
      <style:text-properties fo:color="#000000" style:font-name="Liberation Serif" fo:font-size="12pt" fo:language="es" fo:country="MX" fo:font-weight="normal" officeooo:rsid="00365f52" fo:background-color="#fafbfc" loext:char-shading-value="0" style:font-size-asian="12pt" style:font-size-complex="12pt"/>
    </style:style>
    <style:style style:name="T15" style:family="text">
      <style:text-properties fo:color="#000000" style:font-name="Liberation Serif" fo:font-size="12pt" fo:language="es" fo:country="MX" fo:font-weight="normal" officeooo:rsid="00385ac9" fo:background-color="#fafbfc" loext:char-shading-value="0" style:font-size-asian="12pt" style:font-size-complex="12pt"/>
    </style:style>
    <style:style style:name="T16" style:family="text">
      <style:text-properties fo:color="#000000" style:font-name="Liberation Serif" fo:font-size="12pt" fo:language="es" fo:country="MX" fo:font-weight="normal" officeooo:rsid="003998b7" fo:background-color="#fafbfc" loext:char-shading-value="0" style:font-size-asian="12pt" style:font-size-complex="12pt"/>
    </style:style>
    <style:style style:name="T17" style:family="text">
      <style:text-properties fo:color="#000000" style:font-name="Liberation Serif" fo:font-size="12pt" fo:language="es" fo:country="MX" fo:font-weight="normal" officeooo:rsid="003b10de" fo:background-color="#fafbfc" loext:char-shading-value="0" style:font-size-asian="12pt" style:font-size-complex="12pt"/>
    </style:style>
    <style:style style:name="T18" style:family="text">
      <style:text-properties fo:color="#000000" style:font-name="Liberation Serif" fo:font-size="12pt" fo:language="es" fo:country="MX" fo:font-weight="normal" officeooo:rsid="003b1cab" fo:background-color="#fafbfc" loext:char-shading-value="0" style:font-size-asian="12pt" style:font-size-complex="12pt"/>
    </style:style>
    <style:style style:name="T19" style:family="text">
      <style:text-properties fo:color="#000000" style:font-name="Liberation Serif" fo:font-size="12pt" fo:language="es" fo:country="MX" fo:font-weight="normal" officeooo:rsid="003cdb53" fo:background-color="#fafbfc" loext:char-shading-value="0" style:font-size-asian="12pt" style:font-size-complex="12pt"/>
    </style:style>
    <style:style style:name="T20" style:family="text">
      <style:text-properties fo:color="#000000" style:font-name="Liberation Serif" fo:font-size="12pt" fo:language="es" fo:country="MX" fo:font-weight="normal" officeooo:rsid="003eb5ad" fo:background-color="#fafbfc" loext:char-shading-value="0" style:font-size-asian="12pt" style:font-size-complex="12pt"/>
    </style:style>
    <style:style style:name="T21" style:family="text">
      <style:text-properties fo:color="#000000" style:font-name="Liberation Serif" fo:font-size="12pt" fo:language="es" fo:country="MX" fo:font-weight="normal" officeooo:rsid="003fa286" fo:background-color="#fafbfc" loext:char-shading-value="0" style:font-size-asian="12pt" style:font-size-complex="12pt"/>
    </style:style>
    <style:style style:name="T22" style:family="text">
      <style:text-properties fo:color="#000000" style:font-name="Liberation Serif" fo:font-size="12pt" fo:language="es" fo:country="MX" fo:font-weight="normal" officeooo:rsid="00417032" fo:background-color="#fafbfc" loext:char-shading-value="0" style:font-size-asian="12pt" style:font-size-complex="12pt"/>
    </style:style>
    <style:style style:name="T23" style:family="text">
      <style:text-properties fo:color="#000000" style:font-name="Liberation Serif" fo:font-size="12pt" fo:language="es" fo:country="MX" fo:font-weight="normal" officeooo:rsid="0042ff06" fo:background-color="#fafbfc" loext:char-shading-value="0" style:font-size-asian="12pt" style:font-size-complex="12pt"/>
    </style:style>
    <style:style style:name="T24" style:family="text">
      <style:text-properties fo:color="#000000" style:font-name="Liberation Serif" fo:font-size="12pt" fo:language="es" fo:country="MX" fo:font-weight="normal" officeooo:rsid="0043fc1d" fo:background-color="#fafbfc" loext:char-shading-value="0" style:font-size-asian="12pt" style:font-size-complex="12pt"/>
    </style:style>
    <style:style style:name="T25" style:family="text">
      <style:text-properties officeooo:rsid="002e0716"/>
    </style:style>
    <style:style style:name="T26" style:family="text">
      <style:text-properties fo:font-size="11pt" officeooo:rsid="002c84e2" style:font-size-asian="11pt" style:font-size-complex="11pt"/>
    </style:style>
    <style:style style:name="T27" style:family="text">
      <style:text-properties fo:font-size="11pt" officeooo:rsid="002e0716" style:font-size-asian="11pt" style:font-size-complex="11pt"/>
    </style:style>
    <style:style style:name="T28" style:family="text">
      <style:text-properties officeooo:rsid="00327699"/>
    </style:style>
    <style:style style:name="T29" style:family="text">
      <style:text-properties officeooo:rsid="0043fc1d"/>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apítulo 2: análisis de los resultados</text:p>
      <text:p text:style-name="P8"><text:span text:style-name="T3">1. Unas salvedades [CHECAR]</text:span></text:p>
      <text:p text:style-name="P8"><text:span text:style-name="T3"><office:annotation><dc:creator>Unknown Author</dc:creator><dc:date>2024-10-28T12:44:57.540265678</dc:date><text:p text:style-name="P12"><text:span text:style-name="T30">Para analizar los resultados, primero tengo que aclarar un par de cosas.</text:span></text:p></office:annotation></text:span></text:p>
      <text:p text:style-name="P1"><text:span text:style-name="T3">1.1. L</text:span>os ejes Y reales [REESCRIBIR ESTO PORQUE ESTÁ HORRIBLE]</text:p>
      <text:p text:style-name="P1"/>
      <text:p text:style-name="P10"><text:span text:style-name="T4">Primero quiero escribir un poco sobre los ejes </text:span><text:span text:style-name="T5">verticales</text:span><text:span text:style-name="T4">. La gráfica de estilo tiene un rango que va de 2.745657 a 3.300022, y la de tema uno que va de 0.4275955 a 0.5543502. Estos números pueden parecer muy pequeños, pero antes de hacer ese juicio hay que entender qué significan. Como ya describí en el capítulo anterior, lo que representan los ejes </text:span><text:span text:style-name="T5">verticales</text:span><text:span text:style-name="T4"> en ambas gráficas es el resultado de un cálculo de distancias en un espacio multidimensional. Veamos la gráfica de estilo. En el caso del año 2020, por ejemplo, las distancias promedio entre los trabajos de titulación resultaron ser de 2.745657.</text:span><text:span text:style-name="T4"><text:note text:id="ftn7" text:note-class="footnote"><text:note-citation>1</text:note-citation><text:note-body><text:p text:style-name="P6"><text:s/>Para fines de legibilidad voy a redondear 2.745657 a 2.75.</text:p></text:note-body></text:note></text:span><text:span text:style-name="T4"> ¿2.75… qué? Lo que estamos viendo cuando vemos ese 2.75 es una condensación de datos. Recordemos que lo que medimos en el capítulo pasado fueron las frecuencias relativas de las 150 palabras más comunes. Es tentador pensar que ese 2.75 es 2.75%, puesto que las frecuencias relativas se miden en porcentajes. Sin embargo, estaríamos cometiendo un error. Ese 2.75 es resultado de, </text:span><text:span text:style-name="T9">dicho </text:span><text:span text:style-name="T5">sencillament</text:span><text:span text:style-name="T9">e</text:span><text:span text:style-name="T4">, sacar la hipotenusa de un triángulo. El número 2.75 no representa nada que podamos ver en el mundo real: es más bien el resultado de varios procesos de simplificación de datos. Es por esto que no es acertado pensar que 2.75 es mucho ni que es muy poco. La información valiosa que sale de esta gráfica viene de comparar los datos a lo largo de los años y de observar la tendencia. </text:span><text:span text:style-name="T5">Dicho de otra manera, su valor surge en relación con los demás datos, no de manera independiente.</text:span><text:span text:style-name="T4"> Entonces, en 2020 hubo 2.75 ¿qué?. Nada, no hubo 2.75 nada. Esto mismo aplica para la gráfica de temas. No es que en el 2011 haya habido 0.55 temas, ni que hayan sido 55%</text:span><text:span text:style-name="T4"><text:note text:id="ftn1" text:note-class="footnote"><text:note-citation>2</text:note-citation><text:note-body><text:p text:style-name="P3"><text:s/>Recordemos que el software de modelado de temas que usé califica los temas del 0 al 1, que se puede interpretar como de 0% al 100%, por lo que 0.55 sería lo mismo 55%.</text:p></text:note-body></text:note></text:span><text:span text:style-name="T4"> diferentes entre sí los temas de los trabajos de ese año. </text:span><text:span text:style-name="T7">Para esta investigación, no</text:span><text:span text:style-name="T4"> es posible interpretar los </text:span><text:span text:style-name="T5">valores</text:span><text:span text:style-name="T4"> de los ejes </text:span><text:span text:style-name="T5">verticales</text:span><text:span text:style-name="T4"> como lo </text:span><text:soft-page-break/><text:span text:style-name="T4">haríamos en una gráfica más común: </text:span><text:span text:style-name="T5">extraemos información de</text:span><text:span text:style-name="T4"> la variación a lo largo del tiempo y </text:span><text:span text:style-name="T5">de</text:span><text:span text:style-name="T4"> las tendencias.</text:span></text:p>
      <text:p text:style-name="P10"><text:span text:style-name="T4"><text:tab/></text:span><text:span text:style-name="T5">Dicho esto, no sería imposible valorar los datos de manera individual.</text:span><text:span text:style-name="T5"><text:note text:id="ftn0" text:note-class="footnote"><text:note-citation>3</text:note-citation><text:note-body><text:p text:style-name="P5"><text:span text:style-name="T26">Cuando me refiero a los datos "individuales" me refiero tanto a la distancia promedio de un año (2020, 2.75) como a la distancia entre dos textos individuales ("Propuesta de lecciones-muestra para la enseñanza de comprensión de lectura en inglés en el marco de la ENA" y </text:span><text:span text:style-name="T27">"</text:span>Wide Sargass<text:span text:style-name="T25">o</text:span> Sea: una perspectiva diferente sobre un estereotipo femenino<text:span text:style-name="T25">", 3.662696).</text:span></text:p></text:note-body></text:note></text:span><text:span text:style-name="T5"> Sin embargo, sería necesario tener </text:span><text:span text:style-name="T6">otra base de datos que fuera representativa de algo así como la escritura promedio. Si tuviéramos la distancia </text:span><text:span text:style-name="T7">que tienen dos textos promedio</text:span><text:span text:style-name="T6">, tanto en estilo como en temas, podríamos ver si, para seguir con el ejemplo anterior, 2.75 es una gran distancia o si es muy poca. Claro que para llegar a esta base de datos sería necesario recopilar una gran cantidad de textos de diferentes géneros (académico, ficción, poesía, periodismo, etcétera) </text:span><text:span text:style-name="T8">y llevar a cabo los cálculos que yo realicé en mi base de datos (trabajos de titulación de letras inglesas publicados entre el 2006 y el 2023). Otra opción sería realizar estos cálculos con la base de datos entera de TESIUNAM, y de esa manera sabríamos si en letras inglesas se escribe más homogéneamente que en la UNAM en general. En fin, </text:span><text:span text:style-name="T10">en efecto sería posible</text:span><text:span text:style-name="T8"> llegar a valorar los datos individuales, pero haría falta trabajo que está fuera de los límites de esta tesina.</text:span></text:p>
      <text:p text:style-name="P10"><text:span text:style-name="T8"/></text:p>
      <text:p text:style-name="P1"><text:span text:style-name="T28">1.2.</text:span> Las fechas de publicación no indican fecha de escritura: las gráficas apuntan al profesorado más que al estudiantado. <text:span text:style-name="T28">[CHECAR NOMBRE DEL SUBTÍTULO]</text:span></text:p>
      <text:p text:style-name="P1"/>
      <text:p text:style-name="P10"><text:span text:style-name="T4">Otra cosa que hay que reconocer es que las fechas de publicación no son un indicador de cuándo fue escrito el trabajo. Bien pudo haber sido escrito en el año en el que fue publicado, o bien pudo haber sido escrito quince años antes. Lo que es claro es que fue aceptado en el año de publicación o </text:span><text:span text:style-name="T10">en</text:span><text:span text:style-name="T4"> el año anterior (pues la Forma de Examen Profesional 1 tiene vigencia de un año). Esto quiere decir que cuando ordenamos los datos por fecha de publicación, las tendencias que resultan apuntan al profesorado (</text:span><text:span text:style-name="T10">quien</text:span><text:span text:style-name="T4"> decide cuáles trabajos se publican), más que al alumnado. Claro está que no se </text:span><text:soft-page-break/><text:span text:style-name="T4">puede ignorar al alumnado, pero me parece mucho más acertado interpretar estas tendencias como reflejos de quienes abren las puertas que de quienes las cruzan.</text:span></text:p>
      <text:p text:style-name="P10"><text:span text:style-name="T11"><text:tab/>Voy a intentar defender esta afirmación. </text:span><text:span text:style-name="T23">[REVISAR ESTA PRIMERA ORACIÓN]</text:span><text:span text:style-name="T11"> Los trabajos fueron escritos por alumnxs. Los trabajos, también, fueron corregidos y aceptados por profesorxs. </text:span><text:span text:style-name="T12">Supongamos que yo tengo una biblioteca con libros de ficción, filosofía y ciencia. Esos libros fueron escritos por personas diferentes a mí, sin embargo, al ver la biblioteca en su totalidad, lo que emerge es mi gusto personal, no el de quienes escribieron los libros. </text:span><text:span text:style-name="T13">Si elijo que en mi biblioteca no haya libros de poesía es porque a mí no me gusta la poesía, no porque a los autores que tengo en mi biblioteca no les guste la poesía.</text:span><text:span text:style-name="T12"> Lo mismo pasa cuando </text:span><text:span text:style-name="T13">se ordenan los textos por año de publicación, en especial cuando se trata del estilo. Si bien quienes escribieron los trabajos fueron alumnxs, </text:span><text:span text:style-name="T14">los textos </text:span><text:span text:style-name="T13">están agrupados </text:span><text:span text:style-name="T14">en torno al año en el que fueron aceptados, haciendo que las tendencias resultantes apunten a los gustos de quienes elijen tenerlas en su biblioteca (TESIUNAM sería el homólogo a mi biblioteca del ejemplo pasado), </text:span><text:span text:style-name="T15">más que a los gustos de quienes los escribieron</text:span><text:span text:style-name="T14">.</text:span></text:p>
      <text:p text:style-name="P11"><text:span text:style-name="T14"><text:tab/></text:span><text:span text:style-name="T16">Ahora, hago esta afirmación a raíz de que me hace falta información para hacer otras. Por ejemplo, si tuviera información de más o menos cuándo se empezó a escribir cada trabajo de titulación, tendría una interpretación diferente de los datos. De la misma manera, sería valioso saber cuándo entró a la carrera el autor de cada trabajo, para así tener su año de inscripción y su año de titulación. </text:span><text:span text:style-name="T19">Si <text:s/>resultara que en general los trabajos de titulación son publicados cuatro o cinco años después de que su autorx entró a la carrera, mi aseveración sobre quienes abren las puertas y quienes las cruzan sería muy diferente. </text:span><text:span text:style-name="T20">Otra información también valiosa sería</text:span><text:span text:style-name="T17"> el nombre de quien asesoró el trabajo, para ver si, al ordenar los trabajos por asesorx, surgen tendencias similares o diferentes a cuando los ordenamos por año de publicación,</text:span><text:span text:style-name="T18"> y para ver si </text:span><text:span text:style-name="T21">los trabajos asesorados por una misma persona</text:span><text:span text:style-name="T18"> suelen tener un estilo </text:span><text:span text:style-name="T22">y temas</text:span><text:span text:style-name="T18"> similar</text:span><text:span text:style-name="T22">es</text:span><text:span text:style-name="T18"> o no</text:span><text:span text:style-name="T17">. </text:span><text:span text:style-name="T22">En fin, la falta de información me obliga a interpretar los datos de las dos gráficas como los gustos e intereses de los sínodos y no tanto del alumnado.</text:span></text:p>
      <text:p text:style-name="P11"><text:span text:style-name="T22"/></text:p>
      <text:p text:style-name="P1"><text:soft-page-break/><text:span text:style-name="T29">2. Interpretación de las gráficas</text:span></text:p>
      <text:p text:style-name="P10"><text:span text:style-name="T24">Al ver las dos gráficas, se vuelve evidente que tienen</text:span><text:span text:style-name="T4"> tres etapas homólogas, que son 2006-2011, 2011-2017 y 2017-2023. En la gráfica de estilo se ve cómo en la primera etapa el estilo se diversifica un poco, luego cómo en la segunda se homogeneiza rápidamente y en la tercera cómo continúa con la homogeneización pero de manera más lenta. En la de tema se ven los mismos primeros dos movimientos (aunque el primero es un poco más precipitado) y </text:span><text:span text:style-name="T24">se ve cómo</text:span><text:span text:style-name="T4"> en el tercero vuelve a aumentar la diferencia. Es evidente es que algo pasó entre el 2011 y el 2017 que hizo que tanto el estilo como los temas se homogeneizaran. </text:span><text:span text:style-name="T24">A continuación voy presentar mis hipótesis respecto a qué pudo haber sido.</text:span></text:p>
      <text:p text:style-name="P1"><text:span text:style-name="T29">2.1.</text:span> Estilo: Hipótesis respecto a por qué se homogeneiza</text:p>
      <text:p text:style-name="P1">Antes de presentar <text:span text:style-name="T2">m</text:span>is hipótesis respecto a por qué se homogeneiza el estilo, tengo que dejar claro que no tengo datos que apoyen a ninguna. También debo decir que estas tendencias dependen de más factores de los que a mí se me pueden ocurrir. Para comprobar estas hipótesis hacen falta investigaciones futuras</text:p>
      <text:p text:style-name="P1"><text:span text:style-name="T29">2.1.1</text:span>. Autocorrector y otras herramientas que corrigen el estilo.</text:p>
      <text:p text:style-name="P1">Mi primera hipótesis (y la que intuyo que es la menos acertada y menos interesante) es que el aumento de herramientas digitales que corrigen errores de ortografía (y a veces de gramática) es un factor en la homogeneización del estilo de los trabajos de letras inglesas. Estoy pensando específicamente en los correctores ortográficos de MS Word y Google Docs, así como en los gramáticos de Google Docs y de servicios como Grammarly o QuillBot.<text:note text:id="ftn2" text:note-class="footnote"><text:note-citation>4</text:note-citation><text:note-body><text:p text:style-name="P3"><text:s/>QuillBot fue lanzado en el 2017, por lo que no es el culpable de esta homogeneización, mientras que Grammarly fue lanzado en el 2009, haciéndolo un candidato más probable. [NO HAY GRAMMARLY PARA ESPAÑOL SEGÚN CLAU]</text:p></text:note-body></text:note> Digo que no creo que esta hipótesis sea tan acertada porque, número uno, no me parece que estos programas sean tan intrusivos como para generar un cambio así de notorio. Es decir, ni el corrector de ortografía de Word ni el de Docs incide en el uso de palabras funcionales. Hablando de correctores gramáticos, sí sugieren a veces la inserción de ciertas palabras <text:soft-page-break/>funcionales pero la verdad es que son todavía muy poco confiables (Docs corrigió "Hablando correctores gramáticos" a "Hablando correctores cromáticos", cuando yo quería que insertara "de" entre "Hablando" y "correctores"), por lo que no creo que sean herramientas que lxs estudiantes hayan usado, en especial entre el 2011 y el 2017.<text:note text:id="ftn3" text:note-class="footnote"><text:note-citation>5</text:note-citation><text:note-body><text:p text:style-name="P3"><text:s/>Será interesante ver cómo, con las innovaciones recientes en modelos extensos de lenguaje (<text:span text:style-name="T1">_large language models_</text:span>), evoluciona la homogeneización en el estilo. Predigo que en los próximos años sí va a haber una homogeneización precipitada.</text:p></text:note-body></text:note> Si hoy no son confiables no me imagino que en el 2011 hayan sido de gran ayuda a la hora de escribir un trabajo de titulación de letras inglesas.</text:p>
      <text:p text:style-name="P1"><text:span text:style-name="T29">2.1.2</text:span>. Aumento en el rigor del sínodo</text:p>
      <text:p text:style-name="P1">Mi segunda hipótesis, en la cual confío un poco más, es que a lo largo del tiempo, lxs profesorxs que han sido parte de los sínodos han ido aumentando el rigor de la escritura de los trabajos de titulación. Más que rigor respecto a los métodos de investicación (que estoy seguro que ha aumentado) me refiero a rigor en la forma de exponer argumentos.</text:p>
      <text:p text:style-name="P1"><text:span text:style-name="T29">2.1.3</text:span>. Deseo de que se titule más gente: escritura formularia</text:p>
      <text:p text:style-name="P1">Mi última hipótesis, y de la que me siento más seguro [REESCRIBIR], es que dentro del colegio de letras modernas, así como dentro de la UNAM entera, hay un deseo de que la cantidad de alumnxs tituladxs aumente, y que esto ha llevado a una transformación en la manera de enseñar a escribir trabajos de titulación que ha resultado en la homogeneización del estilo. La administración de la universidad tiene incentivos monetarios para aumentar las titulaciones, al igual que la del colegio [CORROBORAR], además de que el profesorado tiene un deseo humano de que sus alumnxs lleven a término su carrera universitaria [CORROBORAR]. Una estrategia para aumentar la cantidad de trabajos de titulación (y por ende de titulaciones) es desarrollar una forma de escribir formularia. Creo que consciente o inconscientemente, el profesorado de letras inglesas ha ido desarrollando una manera de enseñar a escribir que tiene como prioridad que lxs alumnxs acabemos el trabajo de titulación (es decir, que el trabajo se termine de escribir en relativamente poco tiempo y que cumpla con los <text:soft-page-break/>estándares mínimos necesarios para que el sínodo lo apruebe [CORROBORAR SI NO ESTOY OFENDIENDO A LXS PROFXS O SI ME ESTOY VIENDO MUY CÍNICO]). </text:p>
      <text:p text:style-name="P1">[TENDRÍA QUE VER MÁS BIEN SI PUEDO CONSEGUIR LA PROPORCIÓN DE INGRESOS VS EGRESOS ANUAL EN VEZ DE LA CANTIDAD DE TRABAJOS DE TITULACIÓN]</text:p>
      <text:p text:style-name="P2"/>
      <text:p text:style-name="P1">Para comprobar esto calculé la correlación entre cantidad anual de trabajos publicados y la distancia promedio anual del estilo (de la gráfica de estilo del primer capítulo). Usé la función de R "cor()", especificando el método Spearman para obtener una correlación de -0.179463. Esta es una correlación tan baja que es insignificante. Sin embargo, si excluyo el año 2020 de la base de datos, la correlación aumenta a -0.3906406, que no es muy alta pero sí indica una ligera correlación.<text:note text:id="ftn4" text:note-class="footnote"><text:note-citation>6</text:note-citation><text:note-body><text:p text:style-name="P3"><text:s/>Mi razón para quitar el año 2020 es que es un valor atípico por la cantidad tan baja de publicaciones causada por la toma de la facultad por parte de las MOFFYL y luego por el inicio de la pandemia.</text:p></text:note-body></text:note> Si acoto aún más los datos a contener solamente los años del 2011 al 2017 (los años que conforman la segunda de las tres etapas que identifiqué y en la que el estilo se homogeneiza más precipitadamente) obtengo una correlación de -0.8183171, que es muy fuerte. Lo que concluyo de estas correlaciones es que, en la gran escala, la cantidad de publicaciones anuales no es un factor que esté relacionado con la similitud en el estilo, pero que, en el periodo de 2011 al 2017, sí existe una fuerte relación entre las dos. Si observamos la figura ["cantidad_publicaciones_2006_2023.png"] podemos notar que más o menos del 2009 al 2016 hubo un periodo en el que cada año vio las mismas o más publicacionens que el año pasado, y si lo extendemos al 2017, que, si disminuyó, disminuyó sólo por una publicación.<text:note text:id="ftn5" text:note-class="footnote"><text:note-citation>7</text:note-citation><text:note-body><text:p text:style-name="P3"><text:s/>Aquí está la gráfica de todas las publicaciones anuales de 1962 a 2023 ["cantidad_publicaciones_todo.png"]</text:p></text:note-body></text:note> Si vemos la cantidad de trabajos publicados en toda la historia de la licenciatura podemos observar que ese periodo de 2009 a 2017 es uno de los periodos más estables en términos de crecimiento constante. Si calculamos la correlación anterior pero del 2009 al 2017, la correlación baja (-0.5728379), pero sigue siendo significativa.</text:p>
      <text:p text:style-name="P2"/>
      <text:p text:style-name="P1"><text:soft-page-break/>Mi conclusión muy tentativa al respecto es que el aumento estable en la cantidad de trabajos de titulación publicados está claramente [CHECAR INCONGRUENCIA EN TONO DE MI ASCEVERACIÓN] relacionado con una homogeneización del estilo. Ahora, cuál sea la causa y cuál sea el efecto es algo que no puedo asegurar. Es decir, no tengo manera de saber si una homogeneización en el estilo lleva a que se publiquen más trabajos de titulación o si publicar más trabajos tiene como consecuencia que se homogeneice el estilo. También está la opción en la que exista una tercera causa, desconocida por mí, que tenga como resultado tanto el aumento en publicaciones anuales como la homogeneización del estilo. Por ejemplo, podría ser que unx asesorx (o un grupo) fueron especialmente prolíficos durante esos años y por ende subieron la cantidad de trabajos publicados y homogeneizaron el estilo a su gusto. El mismo efecto lo pudo haber tenido el grupo de profesorxs que impartieron el seminario de titulación durante esos años. Lo único que es claro es que hace falta mayor investigación al respecto.</text:p>
      <text:p text:style-name="P2"/>
      <text:p text:style-name="P1">[REESCRIBIR PARA QUE NO TENGA TANTA PRIMERA PERSONA]</text:p>
      <text:p text:style-name="P2"/>
      <text:p text:style-name="P1"><text:span text:style-name="T29">2.2.</text:span> Tema</text:p>
      <text:p text:style-name="P1">## A. Mis sentimientos iniciales respecto al tema</text:p>
      <text:p text:style-name="P1">La verdad es que al ver la gráfica de los temas me siento más confundido que al ver la del estilo. Esto es porque es menos claro cuál es la tendencia más amplia. Es decir, sabemos que sube, baja y vuelve a subir, pero es menos evidente cómo extrapolar [CHECAR] esta tendencia a los años previos y a los años siguientes. Veo dos opciones. La primera sería que estemos viendo una sección de una tendencia más o menos sinusoidal (que sube y baja periódicamente pero cuya línea de equilibrio siempre se mantiene), y la otra sería que estemos viendo un "bache" [CORROBORAR LAS COMILLAS] en una <text:soft-page-break/>línea que va para ariba. Ambas me son imposibles de comprobar en este momento, entonces no voy a divagar más en sus posibilidades e implicaciones.<text:note text:id="ftn6" text:note-class="footnote"><text:note-citation>8</text:note-citation><text:note-body><text:p text:style-name="P3"><text:s/>Claro está que también es imposible extrapolar las tendencias del estilo, pero como empieza y acaba de maneras bastante horizontales estoy menos atormentado por lo que no podemos ver. [ESTO NO ES CLARO]</text:p></text:note-body></text:note></text:p>
      <text:p text:style-name="P1">## B. Correlaciones</text:p>
      <text:p text:style-name="P1">Calculé las correlaciones entre los temas y la cantidad de trabajos publicados anualmente (como hice con el estilo), y además calculé la correlación entre el estilo y los temas. [PENSAR EN CÓMO DECIRLES EN VEZ DE SOLO "TEMAS" Y "ESTILO"] La correlación de los temas con la cantidad de trabajos publicados es de -0.06950301, es decir, inexistente. Si hacemos como con el estilo y acotamos los años a que sean sólo del 2011 al 2017, la correlación se dispara a -0.7092081, que es menor a la del estilo pero sigue siendo alta. Esto es un punto a favor de mi teoría que dice que algo pasó entre el 2011 y el 2017 que hizo que subiera la cantidad de publicaciones y se homogeneizaran tanto el estilo como los temas. [REESCRIBIR PORQUE NUNCA MENCIONÉ ESA TEORÍA]</text:p>
      <text:p text:style-name="P2"/>
      <text:p text:style-name="P1">Otra cosa interesante es que, cuando calculamos la correlación entre los temas y el estilo (sin acotar los años, es decir del 2006 al 2023), obtenemos una de 0.6635707, lo que comprueba que el estilo de los trabajos de titulación está ligado a su tema.[EXPANDIR]</text:p>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F" svg:font-family="" style:font-family-generic="roman"/>
    <style:font-face style:name="Liberation Serif1" svg:font-family="'Liberation Serif'" style:font-family-generic="roman"/>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8T11:12:49.133602660</meta:creation-date>
    <dc:date>2024-10-28T14:30:58.564078254</dc:date>
    <meta:editing-duration>PT1H11M14S</meta:editing-duration>
    <meta:editing-cycles>24</meta:editing-cycles>
    <meta:generator>LibreOffice/6.4.7.2$Linux_X86_64 LibreOffice_project/40$Build-2</meta:generator>
    <meta:document-statistic meta:table-count="0" meta:image-count="0" meta:object-count="0" meta:page-count="8" meta:paragraph-count="38" meta:word-count="2819" meta:character-count="16550" meta:non-whitespace-character-count="13756"/>
  </office:meta>
</office:document-meta>
</file>